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101.85pt"/>
    </style:style>
    <style:style style:name="co6" style:family="table-column">
      <style:table-column-properties fo:break-before="auto" style:column-width="100.3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32.01pt"/>
    </style:style>
    <style:style style:name="co9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 style:data-style-name="N125"/>
    <style:style style:name="ce3" style:family="table-cell" style:parent-style-name="Default" style:data-style-name="N128"/>
    <style:style style:name="ce4" style:family="table-cell" style:parent-style-name="Default" style:data-style-name="N128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7"/>
    <style:style style:name="ce11" style:family="table-cell" style:parent-style-name="Default" style:data-style-name="N127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visibility="collapse" table:default-cell-style-name="ce1"/>
        <table:table-column table:style-name="co4" table:visibility="collapse" table:default-cell-style-name="ce1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6" table:visibility="collapse" table:default-cell-style-name="ce1"/>
        <table:table-column table:style-name="co4" table:visibility="collapse" table:default-cell-style-name="ce5"/>
        <table:table-column table:style-name="co7" table:number-columns-repeated="2" table:default-cell-style-name="Default"/>
        <table:table-column table:style-name="co7" table:number-columns-repeated="2" table:default-cell-style-name="ce5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model</text:p>
          </table:table-cell>
          <table:table-cell table:number-columns-repeated="7" table:style-name="Default" office:value-type="string" calcext:value-type="string">
            <text:p>64/64/32/32/16/16/8</text:p>
          </table:table-cell>
          <table:table-cell table:number-columns-repeated="2" office:value-type="string" calcext:value-type="string">
            <text:p>64/64/32/32/16/16/8</text:p>
          </table:table-cell>
          <table:table-cell table:number-columns-repeated="2" table:style-name="Default" office:value-type="string" calcext:value-type="string">
            <text:p>64/64/32/32/16/16/8</text:p>
          </table:table-cell>
          <table:table-cell table:number-columns-repeated="5" office:value-type="string" calcext:value-type="string">
            <text:p>64/64/32/32/16/16/8</text:p>
          </table:table-cell>
        </table:table-row>
        <table:table-row table:style-name="ro1">
          <table:table-cell office:value-type="string" calcext:value-type="string">
            <text:p>activation</text:p>
          </table:table-cell>
          <table:table-cell table:number-columns-repeated="7" table:style-name="Default" office:value-type="string" calcext:value-type="string">
            <text:p>relu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table:style-name="Default" office:value-type="string" calcext:value-type="string">
            <text:p>relu</text:p>
          </table:table-cell>
          <table:table-cell table:number-columns-repeated="5" office:value-type="string" calcext:value-type="string">
            <text:p>relu</text:p>
          </table:table-cell>
        </table:table-row>
        <table:table-row table:style-name="ro1">
          <table:table-cell office:value-type="string" calcext:value-type="string">
            <text:p>regul1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number-columns-repeated="2" table:style-name="ce5" office:value-type="float" office:value="0.00001" calcext:value-type="float">
            <text:p>0.0000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number-columns-repeated="2" table:style-name="ce5" office:value-type="float" office:value="0.00001" calcext:value-type="float">
            <text:p>0.0000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" calcext:value-type="float">
            <text:p>0.001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number-columns-repeated="2" table:style-name="ce5" office:value-type="float" office:value="0.00001" calcext:value-type="float">
            <text:p>0.0000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" calcext:value-type="float">
            <text:p>0.001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number-columns-repeated="2" table:style-name="ce5" office:value-type="float" office:value="0.00001" calcext:value-type="float">
            <text:p>0.0000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5" calcext:value-type="float">
            <text:p>0.001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5" calcext:value-type="float">
            <text:p>0.000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3" calcext:value-type="float">
            <text:p>0.00003</text:p>
          </table:table-cell>
          <table:table-cell table:number-columns-repeated="5" table:style-name="ce1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gul6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5" calcext:value-type="float">
            <text:p>0.001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5" calcext:value-type="float">
            <text:p>0.000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3" calcext:value-type="float">
            <text:p>0.00003</text:p>
          </table:table-cell>
          <table:table-cell table:number-columns-repeated="5" table:style-name="ce1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gul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2" calcext:value-type="float">
            <text:p>0.002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5" calcext:value-type="float">
            <text:p>0.000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3" calcext:value-type="float">
            <text:p>0.00003</text:p>
          </table:table-cell>
          <table:table-cell table:style-name="ce1" office:value-type="float" office:value="0.001" calcext:value-type="float">
            <text:p>0.0010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pochs</text:p>
          </table:table-cell>
          <table:table-cell table:style-name="Default" office:value-type="string" calcext:value-type="string">
            <text:p>50/5/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5" table:style-name="Default" office:value-type="string" calcext:value-type="string">
            <text:p>50/5/5</text:p>
          </table:table-cell>
          <table:table-cell table:number-columns-repeated="2" office:value-type="string" calcext:value-type="string">
            <text:p>50/5/5</text:p>
          </table:table-cell>
          <table:table-cell table:number-columns-repeated="2" table:style-name="Default" office:value-type="string" calcext:value-type="string">
            <text:p>50/5/5</text:p>
          </table:table-cell>
          <table:table-cell table:number-columns-repeated="5" office:value-type="string" calcext:value-type="string">
            <text:p>50/5/5</text:p>
          </table:table-cell>
        </table:table-row>
        <table:table-row table:style-name="ro1">
          <table:table-cell office:value-type="string" calcext:value-type="string">
            <text:p>mini batch size</text:p>
          </table:table-cell>
          <table:table-cell table:style-name="Default" office:value-type="string" calcext:value-type="string">
            <text:p>64/128/256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5" table:style-name="Default" office:value-type="string" calcext:value-type="string">
            <text:p>64/128/256</text:p>
          </table:table-cell>
          <table:table-cell table:number-columns-repeated="2" office:value-type="string" calcext:value-type="string">
            <text:p>64/128/256</text:p>
          </table:table-cell>
          <table:table-cell table:number-columns-repeated="2" table:style-name="Default" office:value-type="string" calcext:value-type="string">
            <text:p>64/128/256</text:p>
          </table:table-cell>
          <table:table-cell table:number-columns-repeated="5" office:value-type="string" calcext:value-type="string">
            <text:p>64/128/25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2" office:value-type="string" calcext:value-type="string">
            <text:p>0.001/0.0005/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0.001/0.0005/0.0001</text:p>
          </table:table-cell>
          <table:table-cell table:number-columns-repeated="2" office:value-type="string" calcext:value-type="string">
            <text:p>0.001/0.0005/0.0001</text:p>
          </table:table-cell>
          <table:table-cell table:number-columns-repeated="11" table:style-name="ce2" office:value-type="string" calcext:value-type="string">
            <text:p>0.001/0.0005/0.0001</text:p>
          </table:table-cell>
        </table:table-row>
        <table:table-row table:style-name="ro1">
          <table:table-cell office:value-type="string" calcext:value-type="string">
            <text:p>stdx train</text:p>
          </table:table-cell>
          <table:table-cell table:style-name="ce3" office:value-type="float" office:value="0.0250165382751188" calcext:value-type="float">
            <text:p>0.025017</text:p>
          </table:table-cell>
          <table:table-cell table:style-name="ce3" office:value-type="float" office:value="0.0359332732036203" calcext:value-type="float">
            <text:p>0.035933</text:p>
          </table:table-cell>
          <table:table-cell table:style-name="ce4" office:value-type="float" office:value="0.0367436651880204" calcext:value-type="float">
            <text:p>0.036744</text:p>
          </table:table-cell>
          <table:table-cell table:style-name="ce4" office:value-type="float" office:value="0.0605648151478481" calcext:value-type="float">
            <text:p>0.060565</text:p>
          </table:table-cell>
          <table:table-cell table:style-name="ce4" office:value-type="float" office:value="0.0747230938516097" calcext:value-type="float">
            <text:p>0.074723</text:p>
          </table:table-cell>
          <table:table-cell table:style-name="ce4" office:value-type="float" office:value="0.0418884059187204" calcext:value-type="float">
            <text:p>0.041888</text:p>
          </table:table-cell>
          <table:table-cell table:style-name="ce4" office:value-type="float" office:value="0.0252583405307134" calcext:value-type="float">
            <text:p>0.025258</text:p>
          </table:table-cell>
          <table:table-cell table:style-name="ce4" office:value-type="float" office:value="0.0268087830508148" calcext:value-type="float">
            <text:p>0.026809</text:p>
          </table:table-cell>
          <table:table-cell table:style-name="ce4" office:value-type="float" office:value="0.0301278436329267" calcext:value-type="float">
            <text:p>0.030128</text:p>
          </table:table-cell>
          <table:table-cell table:style-name="ce4" office:value-type="float" office:value="0.031589492579415" calcext:value-type="float">
            <text:p>0.031589</text:p>
          </table:table-cell>
          <table:table-cell table:style-name="ce4" office:value-type="float" office:value="0.0279712842070487" calcext:value-type="float">
            <text:p>0.027971</text:p>
          </table:table-cell>
          <table:table-cell table:style-name="ce4" office:value-type="float" office:value="0.0301118264158554" calcext:value-type="float">
            <text:p>0.030112</text:p>
          </table:table-cell>
          <table:table-cell table:style-name="ce4" office:value-type="float" office:value="0.0257142050684419" calcext:value-type="float">
            <text:p>0.025714</text:p>
          </table:table-cell>
          <table:table-cell table:style-name="ce4" office:value-type="float" office:value="0.0296310262199795" calcext:value-type="float">
            <text:p>0.029631</text:p>
          </table:table-cell>
          <table:table-cell table:style-name="ce4" office:value-type="float" office:value="0.0295128364485013" calcext:value-type="float">
            <text:p>0.029513</text:p>
          </table:table-cell>
          <table:table-cell table:style-name="ce4" office:value-type="float" office:value="0.0294876104229093" calcext:value-type="float">
            <text:p>0.029488</text:p>
          </table:table-cell>
        </table:table-row>
        <table:table-row table:style-name="ro1">
          <table:table-cell office:value-type="string" calcext:value-type="string">
            <text:p>stdy train</text:p>
          </table:table-cell>
          <table:table-cell table:style-name="ce3" office:value-type="float" office:value="0.0331164624473048" calcext:value-type="float">
            <text:p>0.033116</text:p>
          </table:table-cell>
          <table:table-cell table:style-name="ce3" office:value-type="float" office:value="0.0530913360957852" calcext:value-type="float">
            <text:p>0.053091</text:p>
          </table:table-cell>
          <table:table-cell table:style-name="ce4" office:value-type="float" office:value="0.0418801162069021" calcext:value-type="float">
            <text:p>0.041880</text:p>
          </table:table-cell>
          <table:table-cell table:style-name="ce4" office:value-type="float" office:value="0.0839506863494024" calcext:value-type="float">
            <text:p>0.083951</text:p>
          </table:table-cell>
          <table:table-cell table:style-name="ce4" office:value-type="float" office:value="0.105099590410115" calcext:value-type="float">
            <text:p>0.105100</text:p>
          </table:table-cell>
          <table:table-cell table:style-name="ce4" office:value-type="float" office:value="0.0682247149657018" calcext:value-type="float">
            <text:p>0.068225</text:p>
          </table:table-cell>
          <table:table-cell table:style-name="ce4" office:value-type="float" office:value="0.034252802833804" calcext:value-type="float">
            <text:p>0.034253</text:p>
          </table:table-cell>
          <table:table-cell table:style-name="ce4" office:value-type="float" office:value="0.0358174187883729" calcext:value-type="float">
            <text:p>0.035817</text:p>
          </table:table-cell>
          <table:table-cell table:style-name="ce4" office:value-type="float" office:value="0.0391665487025272" calcext:value-type="float">
            <text:p>0.039167</text:p>
          </table:table-cell>
          <table:table-cell table:style-name="ce4" office:value-type="float" office:value="0.0362753047078935" calcext:value-type="float">
            <text:p>0.036275</text:p>
          </table:table-cell>
          <table:table-cell table:style-name="ce4" office:value-type="float" office:value="0.0355802058465614" calcext:value-type="float">
            <text:p>0.035580</text:p>
          </table:table-cell>
          <table:table-cell table:style-name="ce4" office:value-type="float" office:value="0.035531270737422" calcext:value-type="float">
            <text:p>0.035531</text:p>
          </table:table-cell>
          <table:table-cell table:style-name="ce4" office:value-type="float" office:value="0.0329181389787495" calcext:value-type="float">
            <text:p>0.032918</text:p>
          </table:table-cell>
          <table:table-cell table:style-name="ce4" office:value-type="float" office:value="0.0338383613373231" calcext:value-type="float">
            <text:p>0.033838</text:p>
          </table:table-cell>
          <table:table-cell table:style-name="ce4" office:value-type="float" office:value="0.0353006314269358" calcext:value-type="float">
            <text:p>0.035301</text:p>
          </table:table-cell>
          <table:table-cell table:style-name="ce4" office:value-type="float" office:value="0.0354392421069962" calcext:value-type="float">
            <text:p>0.035439</text:p>
          </table:table-cell>
        </table:table-row>
        <table:table-row table:style-name="ro1">
          <table:table-cell office:value-type="string" calcext:value-type="string">
            <text:p>stdx valid</text:p>
          </table:table-cell>
          <table:table-cell table:style-name="ce3" office:value-type="float" office:value="0.0371921596824044" calcext:value-type="float">
            <text:p>0.037192</text:p>
          </table:table-cell>
          <table:table-cell table:style-name="ce3" office:value-type="float" office:value="0.0461686621390857" calcext:value-type="float">
            <text:p>0.046169</text:p>
          </table:table-cell>
          <table:table-cell table:style-name="ce4" office:value-type="float" office:value="0.0457451819190943" calcext:value-type="float">
            <text:p>0.045745</text:p>
          </table:table-cell>
          <table:table-cell table:style-name="ce4" office:value-type="float" office:value="0.0671539093011737" calcext:value-type="float">
            <text:p>0.067154</text:p>
          </table:table-cell>
          <table:table-cell table:style-name="ce4" office:value-type="float" office:value="0.0804985061180659" calcext:value-type="float">
            <text:p>0.080499</text:p>
          </table:table-cell>
          <table:table-cell table:style-name="ce4" office:value-type="float" office:value="0.0491747420081728" calcext:value-type="float">
            <text:p>0.049175</text:p>
          </table:table-cell>
          <table:table-cell table:style-name="ce4" office:value-type="float" office:value="0.0358746105902259" calcext:value-type="float">
            <text:p>0.035875</text:p>
          </table:table-cell>
          <table:table-cell table:style-name="ce4" office:value-type="float" office:value="0.036222130921775" calcext:value-type="float">
            <text:p>0.036222</text:p>
          </table:table-cell>
          <table:table-cell table:style-name="ce4" office:value-type="float" office:value="0.0384301441877774" calcext:value-type="float">
            <text:p>0.038430</text:p>
          </table:table-cell>
          <table:table-cell table:style-name="ce4" office:value-type="float" office:value="0.0419014511625979" calcext:value-type="float">
            <text:p>0.041901</text:p>
          </table:table-cell>
          <table:table-cell table:style-name="ce4" office:value-type="float" office:value="0.0380477173193521" calcext:value-type="float">
            <text:p>0.038048</text:p>
          </table:table-cell>
          <table:table-cell table:style-name="ce4" office:value-type="float" office:value="0.0396531282319155" calcext:value-type="float">
            <text:p>0.039653</text:p>
          </table:table-cell>
          <table:table-cell table:style-name="ce4" office:value-type="float" office:value="0.0363029721602874" calcext:value-type="float">
            <text:p>0.036303</text:p>
          </table:table-cell>
          <table:table-cell table:style-name="ce4" office:value-type="float" office:value="0.0381366938177481" calcext:value-type="float">
            <text:p>0.038137</text:p>
          </table:table-cell>
          <table:table-cell table:style-name="ce4" office:value-type="float" office:value="0.0399354516173342" calcext:value-type="float">
            <text:p>0.039935</text:p>
          </table:table-cell>
          <table:table-cell table:style-name="ce4" office:value-type="float" office:value="0.0394558818165871" calcext:value-type="float">
            <text:p>0.039456</text:p>
          </table:table-cell>
        </table:table-row>
        <table:table-row table:style-name="ro1">
          <table:table-cell office:value-type="string" calcext:value-type="string">
            <text:p>stdy valid</text:p>
          </table:table-cell>
          <table:table-cell table:style-name="ce3" office:value-type="float" office:value="0.0515927197365568" calcext:value-type="float">
            <text:p>0.051593</text:p>
          </table:table-cell>
          <table:table-cell table:style-name="ce3" office:value-type="float" office:value="0.0673381495108137" calcext:value-type="float">
            <text:p>0.067338</text:p>
          </table:table-cell>
          <table:table-cell table:style-name="ce4" office:value-type="float" office:value="0.056178189808137" calcext:value-type="float">
            <text:p>0.056178</text:p>
          </table:table-cell>
          <table:table-cell table:style-name="ce4" office:value-type="float" office:value="0.0924076280598699" calcext:value-type="float">
            <text:p>0.092408</text:p>
          </table:table-cell>
          <table:table-cell table:style-name="ce4" office:value-type="float" office:value="0.120589403881253" calcext:value-type="float">
            <text:p>0.120589</text:p>
          </table:table-cell>
          <table:table-cell table:style-name="ce4" office:value-type="float" office:value="0.0791202685513294" calcext:value-type="float">
            <text:p>0.079120</text:p>
          </table:table-cell>
          <table:table-cell table:style-name="ce4" office:value-type="float" office:value="0.0523643637383846" calcext:value-type="float">
            <text:p>0.052364</text:p>
          </table:table-cell>
          <table:table-cell table:style-name="ce4" office:value-type="float" office:value="0.0507462416681451" calcext:value-type="float">
            <text:p>0.050746</text:p>
          </table:table-cell>
          <table:table-cell table:style-name="ce4" office:value-type="float" office:value="0.0561968334003076" calcext:value-type="float">
            <text:p>0.056197</text:p>
          </table:table-cell>
          <table:table-cell table:style-name="ce4" office:value-type="float" office:value="0.0525808371658724" calcext:value-type="float">
            <text:p>0.052581</text:p>
          </table:table-cell>
          <table:table-cell table:style-name="ce4" office:value-type="float" office:value="0.0515567188605595" calcext:value-type="float">
            <text:p>0.051557</text:p>
          </table:table-cell>
          <table:table-cell table:style-name="ce4" office:value-type="float" office:value="0.0541054884160924" calcext:value-type="float">
            <text:p>0.054105</text:p>
          </table:table-cell>
          <table:table-cell table:style-name="ce4" office:value-type="float" office:value="0.0476990290252116" calcext:value-type="float">
            <text:p>0.047699</text:p>
          </table:table-cell>
          <table:table-cell table:style-name="ce4" office:value-type="float" office:value="0.0461482504603827" calcext:value-type="float">
            <text:p>0.046148</text:p>
          </table:table-cell>
          <table:table-cell table:style-name="ce4" office:value-type="float" office:value="0.0503249587709676" calcext:value-type="float">
            <text:p>0.050325</text:p>
          </table:table-cell>
          <table:table-cell table:style-name="ce4" office:value-type="float" office:value="0.0519272563950466" calcext:value-type="float">
            <text:p>0.051927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number-columns-repeated="2" office:value-type="string" calcext:value-type="string">
            <text:p>good</text:p>
          </table:table-cell>
          <table:table-cell table:number-columns-repeated="2"/>
        </table:table-row>
      </table:table>
      <table:table table:name="AddGlints" table:style-name="ta1" table:print="false">
        <table:table-column table:style-name="co6" table:default-cell-style-name="Default"/>
        <table:table-column table:style-name="co8" table:default-cell-style-name="ce11"/>
        <table:table-column table:style-name="co7" table:default-cell-style-name="ce11"/>
        <table:table-row table:style-name="ro1">
          <table:table-cell office:value-type="string" calcext:value-type="string">
            <text:p>model</text:p>
          </table:table-cell>
          <table:table-cell table:number-columns-repeated="2" table:style-name="Default" office:value-type="string" calcext:value-type="string">
            <text:p>64/64/32/32/16/16/8</text:p>
          </table:table-cell>
        </table:table-row>
        <table:table-row table:style-name="ro1">
          <table:table-cell office:value-type="string" calcext:value-type="string">
            <text:p>activation</text:p>
          </table:table-cell>
          <table:table-cell table:number-columns-repeated="2" table:style-name="Default" office:value-type="string" calcext:value-type="string">
            <text:p>relu</text:p>
          </table:table-cell>
        </table:table-row>
        <table:table-row table:style-name="ro1">
          <table:table-cell office:value-type="string" calcext:value-type="string">
            <text:p>regul1</text:p>
          </table:table-cell>
          <table:table-cell table:number-columns-repeated="2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2</text:p>
          </table:table-cell>
          <table:table-cell table:number-columns-repeated="2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3</text:p>
          </table:table-cell>
          <table:table-cell table:number-columns-repeated="2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4</text:p>
          </table:table-cell>
          <table:table-cell table:number-columns-repeated="2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5</text:p>
          </table:table-cell>
          <table:table-cell table:number-columns-repeated="2" table:style-name="ce1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gul6</text:p>
          </table:table-cell>
          <table:table-cell table:number-columns-repeated="2" table:style-name="ce1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gul7</text:p>
          </table:table-cell>
          <table:table-cell table:number-columns-repeated="2" table:style-name="ce1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2" table:style-name="Default" office:value-type="string" calcext:value-type="string">
            <text:p>50/5/5</text:p>
          </table:table-cell>
        </table:table-row>
        <table:table-row table:style-name="ro1">
          <table:table-cell office:value-type="string" calcext:value-type="string">
            <text:p>mini batch size</text:p>
          </table:table-cell>
          <table:table-cell table:number-columns-repeated="2" table:style-name="Default" office:value-type="string" calcext:value-type="string">
            <text:p>64/128/25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2" table:style-name="ce2" office:value-type="string" calcext:value-type="string">
            <text:p>0.001/0.0005/0.0001</text:p>
          </table:table-cell>
        </table:table-row>
        <table:table-row table:style-name="ro1">
          <table:table-cell office:value-type="string" calcext:value-type="string">
            <text:p>AddGlints</text:p>
          </table:table-cell>
          <table:table-cell table:style-name="ce2" office:value-type="string" calcext:value-type="string">
            <text:p>all image</text:p>
          </table:table-cell>
          <table:table-cell table:style-name="ce2" office:value-type="string" calcext:value-type="string">
            <text:p>1/2 image</text:p>
          </table:table-cell>
        </table:table-row>
        <table:table-row table:style-name="ro1">
          <table:table-cell office:value-type="string" calcext:value-type="string">
            <text:p>glint size</text:p>
          </table:table-cell>
          <table:table-cell table:number-columns-repeated="2" table:style-name="ce2" office:value-type="string" calcext:value-type="string">
            <text:p>8x8</text:p>
          </table:table-cell>
        </table:table-row>
        <table:table-row table:style-name="ro1">
          <table:table-cell office:value-type="string" calcext:value-type="string">
            <text:p>stdx train</text:p>
          </table:table-cell>
          <table:table-cell office:value-type="float" office:value="0.0472289180500542" calcext:value-type="float">
            <text:p>0.04723</text:p>
          </table:table-cell>
          <table:table-cell office:value-type="float" office:value="0.0245694978782794" calcext:value-type="float">
            <text:p>0.02457</text:p>
          </table:table-cell>
        </table:table-row>
        <table:table-row table:style-name="ro1">
          <table:table-cell office:value-type="string" calcext:value-type="string">
            <text:p>stdy train</text:p>
          </table:table-cell>
          <table:table-cell office:value-type="float" office:value="0.0711828327858027" calcext:value-type="float">
            <text:p>0.07118</text:p>
          </table:table-cell>
          <table:table-cell office:value-type="float" office:value="0.0298042661185186" calcext:value-type="float">
            <text:p>0.02980</text:p>
          </table:table-cell>
        </table:table-row>
        <table:table-row table:style-name="ro1">
          <table:table-cell office:value-type="string" calcext:value-type="string">
            <text:p>stdx valid</text:p>
          </table:table-cell>
          <table:table-cell office:value-type="float" office:value="0.206980393316648" calcext:value-type="float">
            <text:p>0.20698</text:p>
          </table:table-cell>
          <table:table-cell office:value-type="float" office:value="0.0312971047032983" calcext:value-type="float">
            <text:p>0.03130</text:p>
          </table:table-cell>
        </table:table-row>
        <table:table-row table:style-name="ro1">
          <table:table-cell office:value-type="string" calcext:value-type="string">
            <text:p>stdy valid</text:p>
          </table:table-cell>
          <table:table-cell office:value-type="float" office:value="0.180018766681726" calcext:value-type="float">
            <text:p>0.18002</text:p>
          </table:table-cell>
          <table:table-cell office:value-type="float" office:value="0.0440305899699317" calcext:value-type="float">
            <text:p>0.04403</text:p>
          </table:table-cell>
        </table:table-row>
        <table:table-row table:style-name="ro1">
          <table:table-cell office:value-type="string" calcext:value-type="string">
            <text:p>stdx test Fab</text:p>
          </table:table-cell>
          <table:table-cell office:value-type="float" office:value="0.05812647" calcext:value-type="float">
            <text:p>0.05813</text:p>
          </table:table-cell>
          <table:table-cell office:value-type="float" office:value="0.020624975" calcext:value-type="float">
            <text:p>0.02062</text:p>
          </table:table-cell>
        </table:table-row>
        <table:table-row table:style-name="ro1">
          <table:table-cell office:value-type="string" calcext:value-type="string">
            <text:p>stdy test Fab</text:p>
          </table:table-cell>
          <table:table-cell office:value-type="float" office:value="0.045094837" calcext:value-type="float">
            <text:p>0.04509</text:p>
          </table:table-cell>
          <table:table-cell office:value-type="float" office:value="0.05322046" calcext:value-type="float">
            <text:p>0.05322</text:p>
          </table:table-cell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7" loext:min-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 style:data-style-name="N2" text:time-value="14:29:56.7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3M37S</meta:editing-duration>
    <meta:editing-cycles>38</meta:editing-cycles>
    <meta:generator>LibreOffice/5.4.4.2$Windows_X86_64 LibreOffice_project/2524958677847fb3bb44820e40380acbe820f960</meta:generator>
    <dc:date>2018-03-23T14:42:25.628000000</dc:date>
    <meta:document-statistic meta:table-count="3" meta:cell-count="334" meta:object-count="0"/>
    <meta:user-defined meta:name="Info 1"/>
    <meta:user-defined meta:name="Info 2"/>
    <meta:user-defined meta:name="Info 3"/>
    <meta:user-defined meta:name="Info 4"/>
  </office:meta>
</office:document-meta>
</file>